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fo:font-size="11pt" fo:letter-spacing="-0.005cm" style:font-size-asian="11pt"/>
    </style:style>
    <style:style style:name="P6" style:family="paragraph" style:parent-style-name="UrbanBody_20_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UrbanBody_20_" style:list-style-name="L1"/>
    <style:style style:name="P9" style:family="paragraph" style:parent-style-name="UrbanBody_20_"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fo:letter-spacing="-0.005cm" fo:language="zxx" fo:country="none" style:language-asian="zxx" style:country-asian="none"/>
    </style:style>
    <style:style style:name="T11" style:family="text">
      <style:text-properties fo:language="fr" fo:country="B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0"><text:span text:style-name="T15">do text</text:span></text:p><text:p text:style-name="P10"><text:span text:style-name="T15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10"><text:span text:style-name="T16">do text if not len(self.getApplicants()) &gt; 1</text:span></text:p><text:p text:style-name="P10"><text:span text:style-name="T20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4"/><text:p text:style-name="UrbanBody_20_"><text:span text:style-name="T4"><office:annotation><dc:creator>sde </dc:creator><dc:date>2011-07-27T10:01:59</dc:date><text:p text:style-name="P10"><text:span text:style-name="T16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3"><office:annotation><dc:creator>Gauthier Bastien</dc:creator><dc:date>2011-02-17T09:18:17</dc:date><text:p text:style-name="P10"><text:span text:style-name="T19">do text if </text:span><text:span text:style-name="T20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Demande recevable</text:p>
      <text:p text:style-name="UrbanBody_20_"/>
      <text:p text:style-name="UrbanBody_20_"><text:span text:style-name="T5"><office:annotation><dc:creator>Gauthier Bastien</dc:creator><dc:date>2011-01-13T14:56:41</dc:date><text:p text:style-name="P10"><text:span text:style-name="T15">do text</text:span></text:p><text:p text:style-name="P10"><text:span text:style-name="T15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10"><text:span text:style-name="T18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0"><text:span text:style-name="T17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UrbanBody_20_"><office:annotation><dc:creator>Gauthier Bastien</dc:creator><dc:date>2011-02-21T09:23:46</dc:date><text:p text:style-name="P10"><text:span text:style-name="T16">do text if not len(self.getApplicants()) &gt; 1</text:span></text:p></office:annotation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10"><text:span text:style-name="T16">do text if len(self.getApplicants()) &gt; 1</text:span></text:p></office:annotation><text:span text:style-name="T3"><office:annotation><dc:creator>Gauthier Bastien</dc:creator><dc:date>2011-02-17T09:18:17</dc:date><text:p text:style-name="P10"><text:span text:style-name="T15">do text if </text:span><text:span text:style-name="T16">len(self.getApplicants()) &gt; 1</text:span></text:p></office:annotation></text:span><text:span text:style-name="T3">&lt;%Titre%&gt;</text:span>,</text:p>
      <text:p text:style-name="P5"/>
      <text:p text:style-name="P6"><text:span text:style-name="T7">Conformément à </text:span><text:span text:style-name="T8">l’article 14 § 4 du </text:span><text:span text:style-name="T9">décret du 11 mars 1999 relatif au permis d’environnement, v</text:span><text:span text:style-name="T8">otre déclaration du </text:span><text:span text:style-name="T8"><text:text-input text:description="Evénement-Date de réception">tool.formatDate(urbanEventObj.getReceiptDate())</text:text-input></text:span><text:span text:style-name="T8"> dont objet sous <text:s/>rubrique a été déclaré recevable</text:span><text:span text:style-name="T10">.</text:span></text:p>
      <text:p text:style-name="UrbanBody_20_"/>
      <text:p text:style-name="UrbanBody_20_">Je vous transmets en annexe copie : </text:p>
      <text:list xml:id="list10699914182" text:style-name="L1">
        <text:list-item>
          <text:p text:style-name="P8">des conditions générales ;</text:p>
        </text:list-item>
        <text:list-item>
          <text:p text:style-name="P8"><office:annotation><dc:creator>Simon Delcourt</dc:creator><dc:date>2012-12-03T14:33:22</dc:date><text:p text:style-name="P10"><text:span text:style-name="T13">do text if </text:span><text:span text:style-name="T14">self.getIandSConditions() </text:span></text:p></office:annotation>des conditions intégrales et sectorielles suivantes :</text:p>
        </text:list-item>
      </text:list>
      <text:section text:style-name="Sect1" text:name="Section1">
        <text:p text:style-name="UrbanBody_20_"><office:annotation><dc:creator>Simon Delcourt</dc:creator><dc:date>2012-12-03T14:26:38</dc:date><text:p text:style-name="P10"><text:span text:style-name="T13">do section for condition in s</text:span><text:span text:style-name="T14">elf.getIandSConditions() </text:span></text:p></office:annotation><text:tab/>- <text:text-input text:description="Délivré à xxx le xxx">condition.Title()</text:text-input></text:p>
      </text:section>
      <text:list xml:id="list1922291546" text:continue-numbering="true" text:style-name="L1">
        <text:list-item>
          <text:p text:style-name="P8"><office:annotation><dc:creator>Simon Delcourt</dc:creator><dc:date>2012-12-03T14:33:22</dc:date><text:p text:style-name="P10"><text:span text:style-name="T13">do text if </text:span><text:span text:style-name="T14">self.getIntegralConditions() </text:span></text:p></office:annotation>des conditions intégrales suivantes :</text:p>
        </text:list-item>
      </text:list>
      <text:section text:style-name="Sect1" text:name="Section2">
        <text:p text:style-name="UrbanBody_20_"><office:annotation><dc:creator>Simon Delcourt</dc:creator><dc:date>2012-12-03T14:26:38</dc:date><text:p text:style-name="P10"><text:span text:style-name="T13">do section for condition in s</text:span><text:span text:style-name="T14">elf.getIntegralConditions() </text:span></text:p></office:annotation><text:tab/>- <text:text-input text:description="Délivré à xxx le xxx">condition.Title()</text:text-input></text:p>
      </text:section>
      <text:list xml:id="list340761732" text:continue-numbering="true" text:style-name="L1">
        <text:list-item>
          <text:p text:style-name="P8"><office:annotation><dc:creator>Simon Delcourt</dc:creator><dc:date>2012-12-03T14:33:22</dc:date><text:p text:style-name="P10"><text:span text:style-name="T13">do text if </text:span><text:span text:style-name="T14">self.getSectorialConditions() </text:span></text:p></office:annotation>des conditions sectorielles suivantes :</text:p>
        </text:list-item>
      </text:list>
      <text:section text:style-name="Sect1" text:name="Section3">
        <text:p text:style-name="UrbanBody_20_"><office:annotation><dc:creator>Simon Delcourt</dc:creator><dc:date>2012-12-03T14:26:38</dc:date><text:p text:style-name="P10"><text:span text:style-name="T13">do section for condition in s</text:span><text:span text:style-name="T14">elf.getSectorialConditions() </text:span></text:p></office:annotation><text:tab/>- <text:text-input text:description="Délivré à xxx le xxx">condition.Title()</text:text-input></text:p>
      </text:section>
      <text:p text:style-name="UrbanBody_20_"/>
      <text:p text:style-name="UrbanBody_20_">à respecter dans le cadre de votre déclaration.</text:p>
      <text:p text:style-name="UrbanBody_20_"/>
      <text:p text:style-name="UrbanBody_20_">Aucune condition complémentaire ne sera requise.</text:p>
      <text:p text:style-name="UrbanBody_20_"/>
      <text:p text:style-name="UrbanBody_20_"><text:span text:style-name="T11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UrbanBody_20_"/>
      <text:p text:style-name="UrbanBody_20_"><text:text-input text:description="Délivré à xxx le xxx">urbanEventObj.getFormattedDate(forDelivery=True)</text:text-input></text:p>
      <text:p text:style-name="P7"><text:span text:style-name="T12"><text:s text:c="100"/>Le Chef de Bureau- Eco-Conseillère,</text:span></text:p>
      <text:p text:style-name="P9"/>
      <text:p text:style-name="P9"/>
      <text:p text:style-name="UrbanBody_20_"><text:span text:style-name="T1"><text:s/><text:tab/><text:tab/><text:tab/><text:tab/><text:tab/><text:tab/><text:tab/><text:tab/> <text:s text:c="4"/>Nom du chef de Burea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4T15:01:01</dc:date>
    <dc:language>fr-FR</dc:language>
    <meta:editing-cycles>75</meta:editing-cycles>
    <meta:editing-duration>P1DT7H44M26S</meta:editing-duration>
    <dc:creator>Simon Delcourt</dc:creator>
    <meta:document-statistic meta:table-count="0" meta:image-count="0" meta:object-count="0" meta:page-count="1" meta:paragraph-count="29" meta:word-count="184" meta:character-count="1473" meta:non-whitespace-character-count="1219"/>
    <meta:user-defined meta:name="Info 1"/>
    <meta:user-defined meta:name="Info 2"/>
    <meta:user-defined meta:name="Info 3"/>
    <meta:user-defined meta:name="Info 4"/>
  </office:meta>
</office:document-meta>
</file>